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style:font-name="Andale Mono"/>
    </style:style>
    <style:style style:name="P2" style:family="paragraph" style:parent-style-name="Standard">
      <style:paragraph-properties fo:text-align="end" style:justify-single-word="false"/>
      <style:text-properties style:font-name="Andale Mono"/>
    </style:style>
    <style:style style:name="P3" style:family="paragraph" style:parent-style-name="Standard">
      <style:paragraph-properties fo:text-align="start" style:justify-single-word="false"/>
      <style:text-properties style:font-name="Andale Mono" fo:font-size="10pt" style:font-size-asian="10pt" style:font-size-complex="10pt"/>
    </style:style>
    <style:style style:name="P4" style:family="paragraph" style:parent-style-name="Standard">
      <style:paragraph-properties fo:text-align="start" style:justify-single-word="false" fo:break-before="page"/>
      <style:text-properties style:font-name="Andale Mon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rk Randles</text:p>
      <text:p text:style-name="P2">Homework #2</text:p>
      <text:p text:style-name="P2">2008-09-30 (Late)</text:p>
      <text:p text:style-name="P2"/>
      <text:p text:style-name="P1">1.</text:p>
      <text:p text:style-name="P1"/>
      <text:p text:style-name="P4">2.</text:p>
      <text:p text:style-name="P1"/>
      <text:p text:style-name="P4">3. An idealized binary search will not return a result until it decends all the way to the leaf nodes of the binary tree. <text:s/>Since the height of the binary tree is determined by the log base 2 of the number of nodes in the total search domain, we can see that the minimum number of comparese (I.e. the minimum number of levels we must decend) will never exceede floor(lg(n)) + 1.</text:p>
      <text:p text:style-name="P1"/>
      <text:p text:style-name="P1">4.</text:p>
      <text:p text:style-name="P1"/>
      <text:p text:style-name="P3">function trinarySearch(array&amp; list, var start, var end, var value) {</text:p>
      <text:p text:style-name="P3"><text:tab/>var third1 = start + floor((end – start) / 3);</text:p>
      <text:p text:style-name="P3"><text:tab/>var third2 = third1 + floor((end – start) / 3);</text:p>
      <text:p text:style-name="P3"/>
      <text:p text:style-name="P3"><text:tab/>if (list[third1] == value) // found the value at third1</text:p>
      <text:p text:style-name="P3"><text:tab/><text:tab/>return list[third1];</text:p>
      <text:p text:style-name="P3"><text:tab/>else if (list[third2] == value) // found the value at third2</text:p>
      <text:p text:style-name="P3"><text:tab/><text:tab/>return list[third2];</text:p>
      <text:p text:style-name="P3"><text:tab/>else if (value &lt; list[third1]) // look in left-most third</text:p>
      <text:p text:style-name="P3"><text:tab/><text:tab/>return trinarySearch(list,start,third1,value);</text:p>
      <text:p text:style-name="P3"><text:tab/>else if (value &gt; list[third2]) // look in right-most third</text:p>
      <text:p text:style-name="P3"><text:tab/><text:tab/>return trinarySearch(list,third2,end,value);</text:p>
      <text:p text:style-name="P3"/>
      <text:p text:style-name="P3"><text:tab/>// look in the middle by default</text:p>
      <text:p text:style-name="P3"><text:tab/>return trinarySearch(list,third1,third2,value);</text:p>
      <text:p text:style-name="P3">}</text:p>
      <text:p text:style-name="P3"/>
      <text:p text:style-name="P1">5.</text:p>
      <text:p text:style-name="P1"/>
      <text:p text:style-name="P3">function 2dMatrixSearch(2darray&amp; matrix, var top, var left,</text:p>
      <text:p text:style-name="P3"><text:tab/>var bottom, var right, var value) {</text:p>
      <text:p text:style-name="P3"/>
      <text:p text:style-name="P3"><text:tab/>// computer center of search area</text:p>
      <text:p text:style-name="P3"><text:tab/>var center_x = (right – left) / 2;</text:p>
      <text:p text:style-name="P3"><text:tab/>var center_y = (bottom – top) / 2;</text:p>
      <text:p text:style-name="P3"/>
      <text:p text:style-name="P3"><text:tab/>if (matrix[center_x][center_y] == value) <text:s/>// center value is the one I want</text:p>
      <text:p text:style-name="P3"><text:tab/><text:tab/>return matrix[center_x][center_y];</text:p>
      <text:p text:style-name="P3"><text:tab/>else if (matrix[center_x][center_y] &gt; value) // look for value in Q2</text:p>
      <text:p text:style-name="P3"><text:tab/><text:tab/>return 2dMatrixSearch(matrix,top,left,center_y,center_x,value);</text:p>
      <text:p text:style-name="P3"><text:tab/>else if (matrix[right][center_y] &gt; value) // look for value in Q1</text:p>
      <text:p text:style-name="P3"><text:tab/><text:tab/>return 2dMatrixSearch(matrix,top,center_x,center_y,right,value);</text:p>
      <text:p text:style-name="P3"><text:tab/>else if (matrix[center_x][bottom] &gt; value) // look for value in Q3</text:p>
      <text:p text:style-name="P3"><text:tab/><text:tab/>return 2dMatrixSearch(matrix,center_y,left,bottom,center_x,value);</text:p>
      <text:p text:style-name="P3"/>
      <text:p text:style-name="P3"><text:tab/>// default to look for value in Q4</text:p>
      <text:p text:style-name="P3"><text:tab/>return 2dMatrixSearch(matrix,center_y,center_x,bottom,right,value);</text:p>
      <text:p text:style-name="P3">}</text:p>
      <text:p text:style-name="P1"/>
      <text:p text:style-name="P1">6.a. Minimum = 2^(h-1) + 1</text:p>
      <text:p text:style-name="P1"><text:tab/>Maximum = 2^h</text:p>
      <text:p text:style-name="P1">6.b. In a heap, because of the heap property, nodes are inserted from left to right on the bottom most level of the tree. <text:s/>No new level can be started until the previous level Is finished. <text:s/>Because the heap is based on a binary tree, every level m can contain 2^m nodes. <text:s/>In an n-element heap, we can find the number of levels by repeatibly subtracting the 2^m nodes that sequential levels contain, which is the <text:soft-page-break/>same as taking the floor(lg(n)).</text:p>
      <text:p text:style-name="P1"/>
      <text:p text:style-name="P4">7.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9-30T23:49:06</meta:creation-date>
    <dc:date>2008-10-01T13:06:38</dc:date>
    <meta:editing-cycles>18</meta:editing-cycles>
    <meta:editing-duration>PT13H17M33S</meta:editing-duration>
    <meta:user-defined meta:name="Info 1"/>
    <meta:user-defined meta:name="Info 2"/>
    <meta:user-defined meta:name="Info 3"/>
    <meta:user-defined meta:name="Info 4"/>
    <meta:document-statistic meta:table-count="0" meta:image-count="0" meta:object-count="0" meta:page-count="5" meta:paragraph-count="43" meta:word-count="414" meta:character-count="2350"/>
  </office:meta>
</office:document-meta>
</file>